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 table:number-rows-repeated="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01/21/2022</text:date>, <text:time>15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1-21T15:40:21.45</dc:date>
    <dc:creator>Patrick Carlberg</dc:creator>
    <meta:editing-duration>P1DT7H2M13S</meta:editing-duration>
    <meta:editing-cycles>4</meta:editing-cycles>
    <meta:generator>OpenOffice/4.1.10$Win32 OpenOffice.org_project/4110m2$Build-9807</meta:generator>
    <meta:document-statistic meta:table-count="3" meta:cell-count="30" meta:object-count="0"/>
  </office:meta>
</office:document-meta>
</file>